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DejaVu Sans Mono" svg:font-family="DejaVu Sans Mono"/>
  </office:font-face-decls>
  <office:automatic-styles>
    <style:style style:family="text" style:name="T1" style:display-name="T1">
      <style:text-properties fo:color="#000000" fo:language="en" fo:country="US"/>
    </style:style>
    <style:style style:family="text" style:name="T2" style:display-name="T2">
      <style:text-properties style:font-name="DejaVu Sans Mono" fo:font-size="10pt"/>
    </style:style>
    <style:style style:family="paragraph" style:name="P5" style:display-name="P5" style:parent-style-name="Text-body">
      <style:paragraph-properties fo:text-align="justify"/>
      <style:text-properties fo:color="#000000" fo:language="en" fo:country="GB"/>
    </style:style>
    <style:style style:family="paragraph" style:name="P6" style:display-name="P6" style:parent-style-name="Text-body">
      <style:paragraph-properties fo:text-align="left" style:writing-mode="lr"/>
      <style:text-properties fo:color="#000000" fo:language="en" fo:country="GB"/>
    </style:style>
    <style:style style:family="paragraph" style:name="P7" style:display-name="P7" style:parent-style-name="Text-body">
      <style:paragraph-properties fo:text-align="left" style:writing-mode="lr"/>
      <style:text-properties fo:color="#000000" fo:language="en" fo:country="GB" fo:font-weight="normal"/>
    </style:style>
    <style:style style:family="paragraph" style:name="P8" style:display-name="P8" style:parent-style-name="Normal">
      <style:text-properties fo:color="#000000" fo:language="en" fo:country="GB"/>
    </style:style>
    <style:style style:family="paragraph" style:name="P9" style:display-name="P9" style:parent-style-name="Normal">
      <style:text-properties fo:language="en" fo:country="GB"/>
    </style:style>
    <style:style style:family="paragraph" style:name="P1" style:display-name="P1" style:parent-style-name="Heading-1">
      <style:paragraph-properties fo:text-align="justify"/>
      <style:text-properties fo:color="#000000" fo:language="en" fo:country="GB"/>
    </style:style>
    <style:style style:family="paragraph" style:name="P2" style:display-name="P2" style:parent-style-name="Normal">
      <style:paragraph-properties fo:text-align="justify" fo:border-bottom="0.99pt solid #000000" fo:padding-left="0.074cm" fo:padding-right="0.074cm" fo:padding-top="0.074cm"/>
      <style:text-properties fo:color="#000000" fo:language="en" fo:country="GB"/>
    </style:style>
    <style:style style:family="paragraph" style:name="P3" style:display-name="P3" style:parent-style-name="Normal">
      <style:paragraph-properties fo:text-align="justify"/>
      <style:text-properties fo:color="#000000" fo:language="en" fo:country="GB"/>
    </style:style>
    <style:style style:family="paragraph" style:name="P4" style:display-name="P4" style:parent-style-name="Heading-3">
      <style:paragraph-properties fo:text-align="justify"/>
      <style:text-properties fo:color="#000000" fo:language="en" fo:country="GB"/>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 112: fonction grand_perm</text:p>
        <text:p text:style-name="P2"/>
        <text:p text:style-name="P3"/>
        <text:p text:style-name="P3">Version: 1.0</text:p>
        <text:p text:style-name="P3">Author: Samuel Gougeon</text:p>
        <text:p text:style-name="P3">Review:</text:p>
        <text:p text:style-name="P3">Commented:</text:p>
        <text:p text:style-name="P3">State: DRAFT</text:p>
        <text:p text:style-name="P3">Scilab-Version: Scilab 5.5.0</text:p>
        <text:p text:style-name="P3">Vote: No</text:p>
        <text:p text:style-name="P3">Created: Oct 09th 2013</text:p>
        <text:p text:style-name="P2"/>
        <text:p text:style-name="P3"/>
        <text:p text:style-name="P4">Abstract</text:p>
        <text:p text:style-name="P3">The aim of this SEP is to motivate the introduction of the grand_perm function.</text:p>
        <text:p text:style-name="P3"/>
        <text:p text:style-name="P4">Rationale</text:p>
        <text:p text:style-name="P5">Right now, grand(n, “prm”, x) can generate random permutations of an input x, but is not open to complex, integer, boolean, polynomial or string types, and is not suitable for hypermatrices.</text:p>
        <text:p text:style-name="P5">grand_perm tackles those issues and is more forward to use (does not need the “prm” argument).</text:p>
        <text:p text:style-name="P5"/>
        <text:p text:style-name="P4"><text:span text:style-name="T1">Calling Sequence</text:span></text:p>
        <text:p text:style-name="P5">The available calling sequences is:﻿</text:p>
        <text:p text:style-name="P6"> <text:s text:c="9"/>grand_perm(n, x)</text:p>
        <text:p text:style-name="P5">﻿</text:p>
        <text:p text:style-name="P4">Example Usage</text:p>
        <text:p text:style-name="P7">// With a row of reals:</text:p>
        <text:p text:style-name="P7">m = grand(1, 6, "uin”, 0, 10)</text:p>
        <text:p text:style-name="P7">grand_perm(3, m)</text:p>
        <text:p text:style-name="P7">// With a column of reals:</text:p>
        <text:p text:style-name="P7">grand_perm(4, m’)</text:p>
        <text:p text:style-name="P7">// With a matrix of reals:</text:p>
        <text:p text:style-name="P7">M = grand(2, 5, "uin”, 0, 10)</text:p>
        <text:p text:style-name="P7">grand_perm(3, M)</text:p>
        <text:p text:style-name="P7">// With strings:</text:p>
        <text:p text:style-name="P7">grand_perm(5, [“a” “b” “c” “d”])</text:p>
        <text:p text:style-name="P7">// With polynomials:</text:p>
        <text:p text:style-name="P7">p = (m'-%z)^2</text:p>
        <text:p text:style-name="P7">grand_perm(3, p)</text:p>
        <text:p text:style-name="P7"/>
        <text:p text:style-name="P4">Changelog</text:p>
        <text:p text:style-name="P5"><text:tab/><text:span text:style-name="T2">1.0 – Initial Version </text:span></text:p>
        <text:p text:style-name="P4">Copyright</text:p>
        <text:p text:style-name="P8"><text:tab/>This document has been placed under the license CeCILL-B.</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ce style:name="Liberation Sans" svg:font-family="Liberation Sans"/>
  </office:font-face-decls>
  <office:styles>
    <style:default-style style:family="paragraph">
      <style:paragraph-properties style:tab-stop-distance="1.251cm"/>
    </style:default-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Text-body" style:display-name="Text body" style:parent-style-name="Normal" style:next-style-name="Text-body">
      <style:paragraph-properties fo:margin-top="0cm" fo:margin-bottom="0.212cm"/>
    </style:style>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